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Beta–80371-CAMS–18672">
            <text:p>Beta–80371-CAMS–18672</text:p>
          </table:table-cell>
          <table:table-cell office:value-type="float" office:value="39.94">
            <text:p>39.94</text:p>
          </table:table-cell>
          <table:table-cell office:value-type="float" office:value="3.96">
            <text:p>3.96</text:p>
          </table:table-cell>
          <table:table-cell office:value-type="float" office:value="4090.0">
            <text:p>4090.0</text:p>
          </table:table-cell>
          <table:table-cell office:value-type="float" office:value="60.0">
            <text:p>6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5.0">
            <text:p>-5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FornosEtal1998,YllEtal1999,VacchiEtal2018a">
            <text:p>FornosEtal1998,YllEtal1999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61">
            <text:p>Poz-69461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3310.0">
            <text:p>3310.0</text:p>
          </table:table-cell>
          <table:table-cell office:value-type="float" office:value="50.0">
            <text:p>5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67bis">
            <text:p>Poz-69467bis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5560.0">
            <text:p>556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67">
            <text:p>Poz-69467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5635.0">
            <text:p>5635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66">
            <text:p>Poz-69466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4730.0">
            <text:p>4730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098">
            <text:p>Poz-69098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1840.0">
            <text:p>184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65">
            <text:p>Poz-69465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3475.0">
            <text:p>3475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5">
            <text:p>-0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53">
            <text:p>Poz-69453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3510.0">
            <text:p>3510.0</text:p>
          </table:table-cell>
          <table:table-cell office:value-type="float" office:value="30.0">
            <text:p>3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6">
            <text:p>-0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54">
            <text:p>Poz-69454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3475.0">
            <text:p>3475.0</text:p>
          </table:table-cell>
          <table:table-cell office:value-type="float" office:value="35.0">
            <text:p>35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55">
            <text:p>Poz-69455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3670.0">
            <text:p>3670.0</text:p>
          </table:table-cell>
          <table:table-cell office:value-type="float" office:value="35.0">
            <text:p>35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73">
            <text:p>Poz-69473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5060.0">
            <text:p>5060.0</text:p>
          </table:table-cell>
          <table:table-cell office:value-type="float" office:value="35.0">
            <text:p>3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2">
            <text:p>-1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56">
            <text:p>Poz-69456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3975.0">
            <text:p>3975.0</text:p>
          </table:table-cell>
          <table:table-cell office:value-type="float" office:value="35.0">
            <text:p>35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57">
            <text:p>Poz-69457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4900.0">
            <text:p>4900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.1">
            <text:p>-2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58">
            <text:p>Poz-69458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2345.0">
            <text:p>2345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59">
            <text:p>Poz-69459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2095.0">
            <text:p>2095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60">
            <text:p>Poz-69460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3200.0">
            <text:p>3200.0</text:p>
          </table:table-cell>
          <table:table-cell office:value-type="float" office:value="30.0">
            <text:p>3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6">
            <text:p>-0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099">
            <text:p>Poz-69099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3395.0">
            <text:p>3395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5">
            <text:p>-0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70">
            <text:p>Poz-69470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4395.0">
            <text:p>4395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63">
            <text:p>Poz-69463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3940.0">
            <text:p>394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72249">
            <text:p>Poz-72249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1725.0">
            <text:p>1725.0</text:p>
          </table:table-cell>
          <table:table-cell office:value-type="float" office:value="30.0">
            <text:p>30.0</text:p>
          </table:table-cell>
          <table:table-cell office:value-type="string" office:value="freshwater snail">
            <text:p>freshwater snai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6">
            <text:p>-0.6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72">
            <text:p>Poz-69472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4570.0">
            <text:p>4570.0</text:p>
          </table:table-cell>
          <table:table-cell office:value-type="float" office:value="30.0">
            <text:p>3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Beta–80374-CAMS–18675">
            <text:p>Beta–80374-CAMS–18675</text:p>
          </table:table-cell>
          <table:table-cell office:value-type="float" office:value="39.94">
            <text:p>39.94</text:p>
          </table:table-cell>
          <table:table-cell office:value-type="float" office:value="3.96">
            <text:p>3.96</text:p>
          </table:table-cell>
          <table:table-cell office:value-type="float" office:value="8550.0">
            <text:p>8550.0</text:p>
          </table:table-cell>
          <table:table-cell office:value-type="float" office:value="50.0">
            <text:p>5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21.7">
            <text:p>-21.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FornosEtal1998,YllEtal1999,VacchiEtal2018a">
            <text:p>FornosEtal1998,YllEtal1999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Beta–80372-CAMS–18673">
            <text:p>Beta–80372-CAMS–18673</text:p>
          </table:table-cell>
          <table:table-cell office:value-type="float" office:value="39.94">
            <text:p>39.94</text:p>
          </table:table-cell>
          <table:table-cell office:value-type="float" office:value="3.96">
            <text:p>3.96</text:p>
          </table:table-cell>
          <table:table-cell office:value-type="float" office:value="4940.0">
            <text:p>4940.0</text:p>
          </table:table-cell>
          <table:table-cell office:value-type="float" office:value="50.0">
            <text:p>5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7.6">
            <text:p>-7.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FornosEtal1998,YllEtal1999,VacchiEtal2018a">
            <text:p>FornosEtal1998,YllEtal1999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Ua-2729">
            <text:p>Ua-2729</text:p>
          </table:table-cell>
          <table:table-cell office:value-type="float" office:value="39.94">
            <text:p>39.94</text:p>
          </table:table-cell>
          <table:table-cell office:value-type="float" office:value="3.96">
            <text:p>3.96</text:p>
          </table:table-cell>
          <table:table-cell office:value-type="float" office:value="6680.0">
            <text:p>6680.0</text:p>
          </table:table-cell>
          <table:table-cell office:value-type="float" office:value="130.0">
            <text:p>130.0</text:p>
          </table:table-cell>
          <table:table-cell office:value-type="string" office:value="Cerastoderma glaucum">
            <text:p>Cerastoderma glaucum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5.3">
            <text:p>-5.3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YllEtal1994,YllEtal1999,VacchiEtal2018a">
            <text:p>YllEtal1994,YllEtal1999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Ua-2730">
            <text:p>Ua-2730</text:p>
          </table:table-cell>
          <table:table-cell office:value-type="float" office:value="39.94">
            <text:p>39.94</text:p>
          </table:table-cell>
          <table:table-cell office:value-type="float" office:value="3.96">
            <text:p>3.96</text:p>
          </table:table-cell>
          <table:table-cell office:value-type="float" office:value="8045.0">
            <text:p>8045.0</text:p>
          </table:table-cell>
          <table:table-cell office:value-type="float" office:value="135.0">
            <text:p>135.0</text:p>
          </table:table-cell>
          <table:table-cell office:value-type="string" office:value="Ostrea shell">
            <text:p>Ostrea 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1.4">
            <text:p>-11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YllEtal1994,YllEtal1999,VacchiEtal2018a">
            <text:p>YllEtal1994,YllEtal1999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Ua-2732">
            <text:p>Ua-2732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7060.0">
            <text:p>7060.0</text:p>
          </table:table-cell>
          <table:table-cell office:value-type="float" office:value="110.0">
            <text:p>11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9">
            <text:p>-6.9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string" office:value="BurjachsEtal1994,VacchiEtal2018a">
            <text:p>BurjachsEtal1994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72248">
            <text:p>Poz-72248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1500.0">
            <text:p>150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72246bis">
            <text:p>Poz-72246bis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2425.0">
            <text:p>2425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72246">
            <text:p>Poz-72246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5420.0">
            <text:p>5420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2">
            <text:p>-1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Ua-2810">
            <text:p>Ua-2810</text:p>
          </table:table-cell>
          <table:table-cell office:value-type="float" office:value="39.94">
            <text:p>39.94</text:p>
          </table:table-cell>
          <table:table-cell office:value-type="float" office:value="3.96">
            <text:p>3.96</text:p>
          </table:table-cell>
          <table:table-cell office:value-type="float" office:value="7665.0">
            <text:p>7665.0</text:p>
          </table:table-cell>
          <table:table-cell office:value-type="float" office:value="125.0">
            <text:p>12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17.1">
            <text:p>-17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YllEtal1994,YllEtal1999,VacchiEtal2018a">
            <text:p>YllEtal1994,YllEtal1999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Ua-2811">
            <text:p>Ua-2811</text:p>
          </table:table-cell>
          <table:table-cell office:value-type="float" office:value="39.94">
            <text:p>39.94</text:p>
          </table:table-cell>
          <table:table-cell office:value-type="float" office:value="3.96">
            <text:p>3.96</text:p>
          </table:table-cell>
          <table:table-cell office:value-type="float" office:value="7820.0">
            <text:p>7820.0</text:p>
          </table:table-cell>
          <table:table-cell office:value-type="float" office:value="125.0">
            <text:p>125.0</text:p>
          </table:table-cell>
          <table:table-cell office:value-type="string" office:value="ostrea">
            <text:p>ostrea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7.4">
            <text:p>-17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YllEtal1994,YllEtal1999,VacchiEtal2018a">
            <text:p>YllEtal1994,YllEtal1999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Beta-69334-ETH-11904">
            <text:p>Beta-69334-ETH-11904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2440.0">
            <text:p>2440.0</text:p>
          </table:table-cell>
          <table:table-cell office:value-type="float" office:value="60.0">
            <text:p>6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urjachsEtal1994,VacchiEtal2018a">
            <text:p>BurjachsEtal1994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Beta-69334-ETH-11904">
            <text:p>Beta-69334-ETH-11904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6270.0">
            <text:p>6270.0</text:p>
          </table:table-cell>
          <table:table-cell office:value-type="float" office:value="70.0">
            <text:p>7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">
            <text:p>-3.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urjachsEtal1994,VacchiEtal2018a">
            <text:p>BurjachsEtal1994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541">
            <text:p>Poz-69541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3600.0">
            <text:p>3600.0</text:p>
          </table:table-cell>
          <table:table-cell office:value-type="float" office:value="30.0">
            <text:p>3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